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text-properties fo:language="ru" fo:country="RU" fo:font-weight="normal" style:font-weight-asian="normal" style:font-weight-complex="normal"/>
    </style:style>
    <style:style style:name="P5" style:family="paragraph" style:parent-style-name="Standard"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3"/>
    <style:style style:name="P10" style:family="paragraph" style:parent-style-name="Standard" style:list-style-name="L4"/>
    <style:style style:name="P11" style:family="paragraph" style:parent-style-name="Standard" style:list-style-name="L5"/>
    <style:style style:name="P12" style:family="paragraph" style:parent-style-name="Standard" style:list-style-name="L6"/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ступление</text:p>
      <text:p text:style-name="Standard">(<text:span text:style-name="T6">Кадр 1.0)</text:span>Изначально предполагалось провести эту презентацию в начале лета, чтобы обсудить план работ, выслушать пожелания всех заинтересованных сторон. И тогда была подготовлена совершенно другая презентация с иным пониманием происходящего. Но сейчас мы реализовали весь функционал, который задумывался и находимся на стадии тестирования.</text:p>
      <text:p text:style-name="Standard">Поэтому я расскажу о том, что уже сделано и что планируется сделать.</text:p>
      <text:p text:style-name="Standard">Передо мной стояла задача - скопировать то, что сделала команда firesec, перехватить инициативу и дальше развивать только нашу версию firesec.</text:p>
      <text:p text:style-name="Standard"/>
      <text:p text:style-name="P1">Цели</text:p>
      <text:p text:style-name="Standard">Цели, которые мы преследум. Всем известно, что разработка ныннешнего ПО осуществляется сторонней организацией и мы от нее в некотором смысле зависим. Кроме того, работы начинались около пяти лет назад и тогда не были известны конечные масштабы и были допущены некоторые ошибки при проектировании. Мы также изначально ставим перед собой цель создать интегрированныю систуму управления чрезвычайными ситуациями <text:s/>и коммуникациями. Мы изначально ставим амбициозные цели и правильно представляем себе масштаб проблемы.</text:p>
      <text:p text:style-name="Standard"/>
      <text:p text:style-name="P1">Состав интегрированной системы</text:p>
      <text:p text:style-name="Standard">Наша конечная цель - это интегрированная система безопасности, которая включает в себя подсистемы</text:p>
      <text:list xml:id="list38448617" text:style-name="L1">
        <text:list-item>
          <text:p text:style-name="P7">пожарная</text:p>
        </text:list-item>
      </text:list>
      <text:list xml:id="list38442121" text:style-name="L2">
        <text:list-item>
          <text:p text:style-name="P8">охранная</text:p>
        </text:list-item>
      </text:list>
      <text:list xml:id="list38430944" text:style-name="L3">
        <text:list-item>
          <text:p text:style-name="P9">видео</text:p>
        </text:list-item>
      </text:list>
      <text:list xml:id="list38453987" text:style-name="L4">
        <text:list-item>
          <text:p text:style-name="P10">скуд</text:p>
        </text:list-item>
        <text:list-item>
          <text:p text:style-name="P10">инженерные системы</text:p>
          <text:p text:style-name="P10"/>
        </text:list-item>
      </text:list>
      <text:p text:style-name="P1">Принцыпы построения</text:p>
      <text:p text:style-name="P1"><text:span text:style-name="T8">Многим известно, что когда </text:span><text:span text:style-name="T3">firesec </text:span><text:span text:style-name="T8">только начинался 5 лет назад, никто себе не представлял масштаб проблемы и базовые арзитектурные решения, заложенные в </text:span><text:span text:style-name="T3">firesec, </text:span><text:span text:style-name="T8">оказались в некотором смысле ошибочными. Эти ошибки в архитектуре влекут за собой преграды для развития. Мы в этом смысле заранее находимся в более выгодной ситуации — мы знаем план максимум. </text:span><text:span text:style-name="T4">При проектировании системы были заложены принципы модульности и расширяемости, которые обеспечивают нам равномерность разработки в зависимости от размеров исходного кода.</text:span></text:p>
      <text:p text:style-name="P2">Модульность дает нам возможность распространять отдельные компоненты системы за отдельную плату, таким образом обеспечивая возможность собрать именно ту конфигурацию, которая необходима на конкретном объекте.</text:p>
      <text:p text:style-name="P2">Расширяемость позволяет сторонним разработчикам, зная правила игры, самостоятельно разрабатывать недостоющие, как он считает, компоненты и использовать их под управлением нашей системы.</text:p>
      <text:p text:style-name="Standard">Масштабируемость. Возможность построения системы как для малых, так и для очень больших объектов с простой или сложной инфраструктурой — мультиклиент</text:p>
      <text:p text:style-name="P3">Клиент и сервер на одной машине</text:p>
      <text:p text:style-name="P3">Клиент и сервер на разных машинах, в случае, если оборудование стоит в специальной комнате, а пост охраны в другом месте</text:p>
      <text:p text:style-name="P3">Несколько клиентов подключены к одному серверу — если есть две службы охраны, географически разнесенные, но использующие одно и то же оборудование, или же когда зона ответственности каждого такого поста различна или же по каким-то другим причинам</text:p>
      <text:p text:style-name="P3">Несколько серверов и один пост наблюдения. Используется в том случае, если приборов слишком много или они географически далеко разнесены</text:p>
      <text:p text:style-name="P3"><text:soft-page-break/>Наконец, можно делать смесь из различных конфигураций</text:p>
      <text:p text:style-name="Standard">Адаптивность — возможность настройки интерфейса для конкретного пользователя. Мы внимательно читаем замечания от Дъяченко и собираемся их учитывать, но когда мы протестируем основной функционал</text:p>
      <text:p text:style-name="P1"/>
      <text:p text:style-name="P1">Задачи, которые призвана решать система</text:p>
      <text:p text:style-name="P2">Сокращение ошибок поераторов</text:p>
      <text:p text:style-name="P2">Сокращение времени обучения</text:p>
      <text:p text:style-name="Standard"/>
      <text:p text:style-name="P1">Принципы построения интерфейса</text:p>
      <text:p text:style-name="P2">Простота, отсутствие лишних линий на интерфейсе, эргономика.</text:p>
      <text:p text:style-name="Standard"/>
      <text:p text:style-name="P1">Преимущества</text:p>
      <text:p text:style-name="P2">Управление слоями</text:p>
      <text:p text:style-name="P2">Иерархия планов</text:p>
      <text:p text:style-name="P2">Оповещение</text:p>
      <text:p text:style-name="P2">Просмотр видое с планов</text:p>
      <text:p text:style-name="P2">Звонок на телефон, расположенный на плане</text:p>
      <text:p text:style-name="Standard"/>
      <text:p text:style-name="Standard">Пожарная и охранная система нами сейчас реализована в полной мере(в той мере, в которой это позволяют приборы)</text:p>
      <text:p text:style-name="Standard"/>
      <text:p text:style-name="Standard"><text:span text:style-name="T5">Работа с </text:span><text:span text:style-name="T2">Firesec</text:span><text:span text:style-name="T1"><text:line-break/></text:span><text:span text:style-name="T7">Нужно рассказать обо всех аспектах работы с программой</text:span></text:p>
      <text:p text:style-name="P3">Редактирование конфигурации устройств, зон, направлений</text:p>
      <text:p text:style-name="P3">Редактирование фильтров журнала событий</text:p>
      <text:p text:style-name="P3">Редактирование инструкций. Это наше новое направление</text:p>
      <text:p text:style-name="P3">Редактирование пользователей и ролей</text:p>
      <text:p text:style-name="P3">Редактирование звуков</text:p>
      <text:p text:style-name="P3">Настройка охранных устройств. Сдесь мы сделали именно так, как хотел Денис Матаев.</text:p>
      <text:p text:style-name="P3">Редактирование графических планов. Планы находятся в иерархическом отношении друг к другу. Так же мы плинируем ввести управление видимостью слоями.</text:p>
      <text:p text:style-name="P4">Настройка библиотеки устройств. Множественность состояний</text:p>
      <text:p text:style-name="P6">СКУД</text:p>
      <text:p text:style-name="Standard">На каком уровне будет происходить интеграция? Есть два способа — на программном уровне получать и управлять чужим оборудованием, ведя при этом всоюи базу, отображая на планах помещений людей в конкретных помещениях, вести учет рабочего времени и т. д. Но скорее всего интеграция будет просходить на уровне приборов - то есть некий новый рубеж, который поддерживает такие устройства. Но тогда нам нужно спросить у Никитина, когда в панелях появится такая поддержка. Но я знаю, что он сильно против.</text:p>
      <text:p text:style-name="Standard"/>
      <text:p text:style-name="P1">Возможные применения СКУД</text:p>
      <text:list xml:id="list38445237" text:style-name="L5">
        <text:list-item>
          <text:p text:style-name="P11">контроль доступа в офисе с учетом рабочего времени сотрудников</text:p>
        </text:list-item>
      </text:list>
      <text:list xml:id="list38449385" text:style-name="L6">
        <text:list-item>
          <text:p text:style-name="P12">автоматическая парковка. Если это подземная парковка, то можно учитывать количество машиномест и запрещать въезд, если превышено максимальное число машин, а также запретить въезд, если уже кто-то въезжает или выезжает</text:p>
        </text:list-item>
        <text:list-item>
          <text:p text:style-name="P12">контроль доступа в гостинице с разграничением доступа в разные помещения</text:p>
        </text:list-item>
        <text:list-item>
          <text:p text:style-name="P12">контроль доступа в школе. Контроль за приходом и опозданием, автоинформирование родителей с помощью <text:span text:style-name="T1">SMS</text:span></text:p>
        </text:list-item>
      </text:list>
      <text:p text:style-name="Standard"/>
      <text:p text:style-name="P1">Дополнительный функционал</text:p>
      <text:p text:style-name="Standard">Разработка СКУД влечет за собой целый комплекс работ</text:p>
      <text:p text:style-name="Standard">- Оазграничение времени</text:p>
      <text:p text:style-name="Standard">- Учет рабочего времени</text:p>
      <text:p text:style-name="Standard">- Бюро пропусков</text:p>
      <text:p text:style-name="Standard">- Автоматизация столовой</text:p>
      <text:p text:style-name="Standard"/>
      <text:p text:style-name="P1"/>
      <text:p text:style-name="P6">Видео</text:p>
      <text:p text:style-name="Standard">В начале осени к нам приезжал Игорь Аверченко, с которым у нас состоялся разговор по поводу разработки системы или подсистемы видеонаблюдения. Итог разговора - неполноценная система видеонаблюдения без видеоаналитики или с ограниченным функционалам никому не нужна - никто не купит. А сделать полноценную очень сложно. Есть бесплатный софт по видеоаналитике в комплекте с камерами просто для того чтобы камеры хоть как-то работали. Но он потому и бесплатный, потому что малофункциональный.</text:p>
      <text:p text:style-name="P3">Как мне стало известно, фирма интеллект использует в своем программном обеспечении видеоаналитику сторонних разработчиков. И эти сторонние разработчики согласились внедрить свою систему в Интеллект, потому что на тот момент интеллект уже был поаулярен и известен на рынке. То есть те разработчики не побоялись инвестировать в Интеллект свое время и усилия, потому что были уверены, что эта система будет хорошо продаваться. Нам поже не стоит разрабатывать свою видеоаналитику, и возможно даже функционал, связвнный с отображением или воспроизведением, а предоставлять платформу для других разработчиков, таким образом получив видео на халяву. Но в этом случае наша платформа дожна быть популярна</text:p>
      <text:p text:style-name="P3">Если говорить о том, с какими камерами мы должны работать — с аналоговыми или с <text:span text:style-name="T1">IP, </text:span>то тут сомнений нет — с <text:span text:style-name="T1">IP. </text:span>Просто потому, что есть тенденция. А садиться в уходящий паровоз, как вы знаете, не стоит. Но сдесь есть проблема разнообраззия стандартов — то есть каждый производитель разрабатывает свой стандарт кодирования и передачи данных а также функций управления. И в этом сейчас тртудность — вам понадобиться очень много времени для того, чтобы уметь понимать всех. Это произошло потому что не было единого стандарта. Но в тенденции намечается, что примерно через год все производители видеокамер будут поддерживать стандарт <text:span text:style-name="T1">ONVIF, </text:span>и поэтому если мы реализуем один этот стандарт, то считай с половиной камер уже можно работать.</text:p>
      <text:p text:style-name="P1"/>
      <text:p text:style-name="P6">Инжинерные системы</text:p>
      <text:p text:style-name="Standard">Скорее всего интеграция с ними будет происходить на уровне софта. То есть эти устройства каким-то образом подключаются к компьютеру(не через панели Рубеж-2АМ, на котором функционирует этот самый драйвер, с которым наше программное обеспечение и работает. Взаимодействие с этим драйвером может происходить как с помощью стандартных средств взаимодействия, так и с помощью частных протоколов. Но даже использование стандартных способов взаимодействия еще не обеспечивает простоты использованя, так сказать прямо из коробки. И в этом случае придется разрабатывать некоторые адаптеры и степень интеграции будет заключатся в номенклатуре поддерживаемого оборудования</text:p>
      <text:p text:style-name="P6">Интеграция</text:p>
      <text:p text:style-name="P1">Интеграция в другие системы</text:p>
      <text:p text:style-name="P2">Как считает Головачев С.Н., интегрироваться должны мы в кого-то, а не кто-то в нас. Потому что эти платформы уже известны и мы таким образом сможем увеличить возможно применения нашего оборудования. Существует много разнообразных систем и способы интеграции с ними также различны. Например(Показать все системы). Хочу развеять сложившийся миф об <text:span text:style-name="T1">OPC </text:span><text:span text:style-name="T7">как о средстве для совместимости всего со всем. В начале этого года мы пробовали сделать проект по интеграции адресной системы Рубеж со скада-системой </text:span><text:span text:style-name="T1">Trace Mode. </text:span><text:span text:style-name="T7">И мы считали, что самый естественный путь — это разработка </text:span><text:span text:style-name="T1">OPC </text:span><text:span text:style-name="T7">сервера, данные с которого принимала бы скада-система </text:span><text:span text:style-name="T1">Trace Mode</text:span><text:span text:style-name="T7">. Но очень скоро мы поняли, что даже если мы это сделаем, то пльзоваться им будет очень сложно и от проекта к проекту придется выполнять одни и те же операции по настройке системы. </text:span><text:span text:style-name="T1">OPC – </text:span><text:span text:style-name="T7">это всего лишь стандарт передачи сообщений на транспортном уровне, а что означают данные в этих сообщениях — об этом стандарт не говорит. А это и есть самое главное. Чтобы скада-система понимала бы формат этих данных. Мы должны к </text:span><text:span text:style-name="T1">OPC </text:span><text:span text:style-name="T7">серверу предоставлять документацию, в которой говорилось бы о том, как следует трактовать данные, передающиеся через </text:span><text:span text:style-name="T1">OPC. </text:span><text:span text:style-name="T7">И настройка этого должна лечь на плечи инсталляторов. Здесь уместна аналогия с цветными шариками, предложенная Головачевым. По этому для скада системы </text:span><text:span text:style-name="T1">TraceMode </text:span><text:span text:style-name="T7">мы пошли по пути разработки компонент </text:span><text:span text:style-name="T1">ActiveX, </text:span><text:span text:style-name="T7">чтобы их можно было бы использовать так же легко, как <text:s/></text:span><text:span text:style-name="T1">firesec.</text:span></text:p>
      <text:p text:style-name="P2"/>
      <text:p text:style-name="P2"><text:span text:style-name="T5">Интеграция в нас</text:span>. Это будет вторым этапом развития. Задача стоит так. Сть оборудование сторонного производителя и мы хотим, чтобы оно взаимодействовало с нашим оборудованием и показывалось на едином графическом плане наряду с нашим оборудованием. Способов это сделать есть несколько — так, как это делает <text:span text:style-name="T1">firesec </text:span><text:span text:style-name="T7">с панелями Рудеж-2а, то есть на уровне полевых контроллеров. В током случае мы должны знать протоколы обмена с этими приборами. Мы можем осуществлять интеграцию с помощью </text:span><text:span text:style-name="T1">OPC, </text:span><text:span text:style-name="T7">но в этом случае мы выступаем не в роли </text:span><text:span text:style-name="T1">OPC </text:span><text:span text:style-name="T7">сервера, а в роли </text:span><text:span text:style-name="T1">OPC </text:span><text:span text:style-name="T7">клиента. Наконец, существует масса других способ на программном уровне получить данные от драйвера стороннего оборудования.</text:span></text:p>
      <text:p text:style-name="P6">Перспективные разработки</text:p>
      <text:p text:style-name="P1"/>
      <text:p text:style-name="P1">Миграция на мобильные платформы</text:p>
      <text:p text:style-name="Standard">Предполагается следующий характер работы. Если с поста охраны человек отлучается по необходимости, но остается необходимость мониторинга текущей ситуации, он иожет взять с собой мобильное устройство, которое в упрощенном виде покажет ему текущую обстановку, или, в случае тревоги, подаст ему сигнал. Либо же, когда наше развитие затронет управление инженерными коммуникациями, то может поребоваться мобильное управление и мониторинг этими коммуникациями непосредственно на месте. То есть, если у вас огромная территория, и где-то на ней есть оборудование, к примеру датчик давления, вы можете подойти к этому датчику, достать из кармана смартфон и посмотреть параметры этого устройства, в частности, давления. Вообщем, я считаю, что стоит попробовать, может что-то толковое и получится.</text:p>
      <text:p text:style-name="Standard"/>
      <text:p text:style-name="P1">Собственные веб-ресурсы</text:p>
      <text:p text:style-name="Standard">Мы хотим запустить для firesec собственный сайт, а не отдельную страницу на нашем основном сайте. Там бедет содержаться информация о системе(вместе с приборами), инструкции, картинки, ответы на часто задаваемые вопросы. Вообщем, все как положено. Оттуда можно будет скачать обновления. Сдесь же можно будет сделать сервис онлайн-резервирования. Жаль только, что доменное имя <text:span text:style-name="T1">firesec </text:span><text:span text:style-name="T7">занято фирмой </text:span><text:span text:style-name="T1">Bosh, </text:span><text:span text:style-name="T7">но есть свободное </text:span><text:span text:style-name="T1">fire-sec</text:span></text:p>
      <text:p text:style-name="Standard"/>
      <text:p text:style-name="P1">Облачные сервисы</text:p>
      <text:p text:style-name="Standard">Мы хотим дать вожможность инсталляторам сохранять конфигурацию объекта на нашем сервере.</text:p>
      <text:p text:style-name="Standard"/>
      <text:p text:style-name="P1">Интеграция с МЧС</text:p>
      <text:p text:style-name="Standard">Это моя инициатива. Не уверен, что это хорошая идея. Не уверен после истории, что мне рассказал Лев Николаевич про фирму Аргус-Спектр, про то, как она пролоббировала отмену госта на средства передачи извещений. Тем не менее, идею свою я озвучу. Что если разработать для МЧС специальное программное обоспечение, которое будет установленно на посту МЧС, и которое будет собирать данные о географически разбросанных объектах, на которых установленна наша система. И тогда, если она будет очень хорошей и мы в ней сделаем какую-то изюминку, то сотрудники МЧС будут настаивать на установке на объекте только адресных систем Рубеж, тем самым повышая популярность.</text:p>
      <text:p text:style-name="Standard"/>
      <text:p text:style-name="P5">Ориентация на новые технологии</text:p>
      <text:p text:style-name="P3">Вы видите наш более привлекательный интерфейс. Это следствие использования более современных технологиях. <text:span text:style-name="T1">Firesec </text:span>разрабатывался с применением технологий фирмы <text:span text:style-name="T1">Borland, </text:span>которая сегодня даже не существует. Мы полагаемся на флагмана в области технологий — фирму <text:span text:style-name="T1">Microsoft. </text:span>И у нас есть возможность идти в ногу с прогрессом и реализовавать новые возможности. К <text:s/>примеру поддержка <text:span text:style-name="T1">multitouch </text:span>для <text:span text:style-name="T1">Windows 8 </text:span>или управление голосом или жестам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Александр Севастьянов</meta:initial-creator>
    <meta:creation-date>2011-12-01T16:23:53.74</meta:creation-date>
    <meta:generator>OpenOffice.org/3.3$Win32 OpenOffice.org_project/330m20$Build-9567</meta:generator>
    <dc:date>2011-12-21T19:02:33.84</dc:date>
    <dc:creator>Александр Севастьянов</dc:creator>
    <meta:editing-duration>PT12H12M11S</meta:editing-duration>
    <meta:editing-cycles>20</meta:editing-cycles>
    <meta:document-statistic meta:table-count="0" meta:image-count="0" meta:object-count="0" meta:page-count="7" meta:paragraph-count="79" meta:word-count="1771" meta:character-count="12542"/>
  </office:meta>
</office:document-meta>
</file>